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9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276cm"/>
    </style:style>
    <style:style style:name="co4" style:family="table-column">
      <style:table-column-properties fo:break-before="auto" style:column-width="2.3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plotName</text:p>
          </table:table-cell>
          <table:table-cell table:style-name="ce1" office:value-type="string" calcext:value-type="string">
            <text:p>numPoint</text:p>
          </table:table-cell>
          <table:table-cell table:style-name="ce1" office:value-type="string" calcext:value-type="string">
            <text:p>minX</text:p>
          </table:table-cell>
          <table:table-cell table:style-name="ce1" office:value-type="string" calcext:value-type="string">
            <text:p>maxX</text:p>
          </table:table-cell>
          <table:table-cell table:style-name="ce1" office:value-type="string" calcext:value-type="string">
            <text:p>minY</text:p>
          </table:table-cell>
          <table:table-cell table:style-name="ce1" office:value-type="string" calcext:value-type="string">
            <text:p>maxY</text:p>
          </table:table-cell>
          <table:table-cell table:style-name="ce1" office:value-type="string" calcext:value-type="string">
            <text:p>minZ</text:p>
          </table:table-cell>
          <table:table-cell table:style-name="ce1" office:value-type="string" calcext:value-type="string">
            <text:p>MaxZ</text:p>
          </table:table-cell>
        </table:table-row>
        <table:table-row table:style-name="ro1">
          <table:table-cell office:value-type="string" calcext:value-type="string">
            <text:p>Plot_31</text:p>
          </table:table-cell>
          <table:table-cell office:value-type="float" office:value="1201961" calcext:value-type="float">
            <text:p>1201961</text:p>
          </table:table-cell>
          <table:table-cell office:value-type="float" office:value="1547274.47538384" calcext:value-type="float">
            <text:p>1547274.47538384</text:p>
          </table:table-cell>
          <table:table-cell office:value-type="float" office:value="1547325.40448384" calcext:value-type="float">
            <text:p>1547325.40448384</text:p>
          </table:table-cell>
          <table:table-cell office:value-type="float" office:value="5170322.71426353" calcext:value-type="float">
            <text:p>5170322.71426353</text:p>
          </table:table-cell>
          <table:table-cell office:value-type="float" office:value="5170366.03206353" calcext:value-type="float">
            <text:p>5170366.03206353</text:p>
          </table:table-cell>
          <table:table-cell office:value-type="float" office:value="54.34265849" calcext:value-type="float">
            <text:p>54.34265849</text:p>
          </table:table-cell>
          <table:table-cell office:value-type="float" office:value="77.82275849" calcext:value-type="float">
            <text:p>77.82275849</text:p>
          </table:table-cell>
        </table:table-row>
        <table:table-row table:style-name="ro1">
          <table:table-cell office:value-type="string" calcext:value-type="string">
            <text:p>Normalised_31</text:p>
          </table:table-cell>
          <table:table-cell office:value-type="float" office:value="1201961" calcext:value-type="float">
            <text:p>1201961</text:p>
          </table:table-cell>
          <table:table-cell office:value-type="float" office:value="0" calcext:value-type="float">
            <text:p>0</text:p>
          </table:table-cell>
          <table:table-cell office:value-type="float" office:value="50.93" calcext:value-type="float">
            <text:p>50.93</text:p>
          </table:table-cell>
          <table:table-cell office:value-type="float" office:value="0" calcext:value-type="float">
            <text:p>0</text:p>
          </table:table-cell>
          <table:table-cell office:value-type="float" office:value="43.42" calcext:value-type="float">
            <text:p>43.42</text:p>
          </table:table-cell>
          <table:table-cell office:value-type="float" office:value="0" calcext:value-type="float">
            <text:p>0</text:p>
          </table:table-cell>
          <table:table-cell office:value-type="float" office:value="23.48" calcext:value-type="float">
            <text:p>23.48</text:p>
          </table:table-cell>
        </table:table-row>
        <table:table-row table:style-name="ro1">
          <table:table-cell office:value-type="string" calcext:value-type="string">
            <text:p>Rolleston_lidar</text:p>
          </table:table-cell>
          <table:table-cell office:value-type="float" office:value="196857675" calcext:value-type="float">
            <text:p>196857675</text:p>
          </table:table-cell>
          <table:table-cell office:value-type="float" office:value="1546852.15358384" calcext:value-type="float">
            <text:p>1546852.15358384</text:p>
          </table:table-cell>
          <table:table-cell office:value-type="float" office:value="1547512.07338384" calcext:value-type="float">
            <text:p>1547512.07338384</text:p>
          </table:table-cell>
          <table:table-cell office:value-type="float" office:value="5170001.03776353" calcext:value-type="float">
            <text:p>5170001.03776353</text:p>
          </table:table-cell>
          <table:table-cell office:value-type="float" office:value="5170579.83276353" calcext:value-type="float">
            <text:p>5170579.83276353</text:p>
          </table:table-cell>
          <table:table-cell office:value-type="float" office:value="52.82035849" calcext:value-type="float">
            <text:p>52.82035849</text:p>
          </table:table-cell>
          <table:table-cell office:value-type="float" office:value="79.59755849" calcext:value-type="float">
            <text:p>79.59755849</text:p>
          </table:table-cell>
        </table:table-row>
        <table:table-row table:style-name="ro1">
          <table:table-cell office:value-type="string" calcext:value-type="string">
            <text:p>Normalised_Rolleston_lidar</text:p>
          </table:table-cell>
          <table:table-cell office:value-type="float" office:value="196857675" calcext:value-type="float">
            <text:p>196857675</text:p>
          </table:table-cell>
          <table:table-cell office:value-type="float" office:value="0" calcext:value-type="float">
            <text:p>0</text:p>
          </table:table-cell>
          <table:table-cell office:value-type="float" office:value="659.92" calcext:value-type="float">
            <text:p>659.92</text:p>
          </table:table-cell>
          <table:table-cell office:value-type="float" office:value="0" calcext:value-type="float">
            <text:p>0</text:p>
          </table:table-cell>
          <table:table-cell office:value-type="float" office:value="578.79" calcext:value-type="float">
            <text:p>578.79</text:p>
          </table:table-cell>
          <table:table-cell office:value-type="float" office:value="0" calcext:value-type="float">
            <text:p>0</text:p>
          </table:table-cell>
          <table:table-cell office:value-type="float" office:value="26.78" calcext:value-type="float">
            <text:p>26.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4:00:18.764020734</meta:creation-date>
    <dc:date>2025-01-14T14:43:41.769308845</dc:date>
    <meta:editing-duration>PT2M52S</meta:editing-duration>
    <meta:editing-cycles>1</meta:editing-cycles>
    <meta:document-statistic meta:table-count="1" meta:cell-count="40" meta:object-count="0"/>
    <meta:generator>LibreOffice/7.3.7.2$Linux_X86_64 LibreOffice_project/30$Build-2</meta:generator>
  </office:meta>
</office:document-meta>
</file>